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95C1E4988A29FF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81154" officeooo:paragraph-rsid="001811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661in" svg:height="4.9992in" draw:z-index="0"><draw:image xlink:href="Pictures/1000000000000280000001E095C1E4988A29FF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3:54:53.227706812</meta:creation-date>
    <dc:date>2017-04-28T14:14:53.380350219</dc:date>
    <meta:editing-duration>PT9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